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da859" officeooo:paragraph-rsid="001da859"/>
    </style:style>
    <style:style style:name="P2" style:family="paragraph" style:parent-style-name="Standard">
      <style:text-properties officeooo:rsid="002146e2" officeooo:paragraph-rsid="002146e2"/>
    </style:style>
    <style:style style:name="P3" style:family="paragraph" style:parent-style-name="Standard">
      <style:text-properties officeooo:rsid="00223969" officeooo:paragraph-rsid="00223969"/>
    </style:style>
    <style:style style:name="P4" style:family="paragraph" style:parent-style-name="Standard">
      <style:text-properties officeooo:rsid="0022bc20" officeooo:paragraph-rsid="0022bc20"/>
    </style:style>
    <style:style style:name="T1" style:family="text">
      <style:text-properties officeooo:rsid="001e0065"/>
    </style:style>
    <style:style style:name="T2" style:family="text">
      <style:text-properties officeooo:rsid="001f62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teur :</text:p>
      <text:p text:style-name="P1">-client : une personne qui a un compte esyPhoto .</text:p>
      <text:p text:style-name="P1">-admin : une personne qui a les droits de gerer /modifier l’application.</text:p>
      <text:p text:style-name="P1">-lo<text:span text:style-name="T2">gic</text:span>iel : <text:span text:style-name="T1">une application qui supprime automatiquement les photos non utilisées et associe les informations des commandes.</text:span></text:p>
      <text:p text:style-name="P1"/>
      <text:p text:style-name="P1"/>
      <text:p text:style-name="P2">C002 : Telecharger photo</text:p>
      <text:p text:style-name="P2">but : enregistrer les photos dans la base de données</text:p>
      <text:p text:style-name="P3">acteur : client</text:p>
      <text:p text:style-name="P3">pre-condition: preciser des informations sur la prise de vue.</text:p>
      <text:p text:style-name="P3">Scenario nominal : remplir fomulaire et enregistrer photo .</text:p>
      <text:p text:style-name="P4">Post-condition : photo enregistrée et detail renseigné .</text:p>
      <text:p text:style-name="P4">Cas d’erreur : formulaire incomplet ,lien incorrect.</text:p>
      <text:p text:style-name="P4"/>
      <text:p text:style-name="P4">C033 :supprimer </text:p>
      <text:p text:style-name="P4">but : suprimer photo ou <text:s/>album</text:p>
      <text:p text:style-name="P4">acteur : client</text:p>
      <text:p text:style-name="P4">pre-condition : photo ou album déjà existant</text:p>
      <text:p text:style-name="P4">scenario nominal : supprimer photo ou album</text:p>
      <text:p text:style-name="P4">post-condition : photo ou album supprimé</text:p>
      <text:p text:style-name="P4">Cas d’erreur : **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10:25:56.447894840</meta:creation-date>
    <dc:date>2017-11-23T10:44:38.715580080</dc:date>
    <meta:editing-duration>PT18M39S</meta:editing-duration>
    <meta:editing-cycles>7</meta:editing-cycles>
    <meta:generator>LibreOffice/5.2.7.2$Linux_X86_64 LibreOffice_project/20m0$Build-2</meta:generator>
    <meta:document-statistic meta:table-count="0" meta:image-count="0" meta:object-count="0" meta:page-count="1" meta:paragraph-count="18" meta:word-count="126" meta:character-count="777" meta:non-whitespace-character-count="667"/>
  </office:meta>
</office:document-meta>
</file>